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image/jpeg" manifest:full-path="Pictures/10000000000000630000003BC510EAC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First_20_Page">
      <style:table-properties style:width="19.241cm" fo:margin-left="-0.191cm" style:page-number="auto" table:align="left" style:writing-mode="lr-tb"/>
    </style:style>
    <style:style style:name="Tableau1.A" style:family="table-column">
      <style:table-column-properties style:column-width="14.189cm"/>
    </style:style>
    <style:style style:name="Tableau1.B" style:family="table-column">
      <style:table-column-properties style:column-width="5.05cm"/>
    </style:style>
    <style:style style:name="Tableau1.1" style:family="table-row">
      <style:table-row-properties style:min-row-height="0.101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end" style:justify-single-word="false"/>
      <style:text-properties fo:color="#7f7f7f" style:font-name="Verdana" fo:font-size="7pt" fo:language="en" fo:country="GB" fo:font-weight="bold" style:font-size-asian="7pt" style:font-weight-asian="bold" style:font-size-complex="7pt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font-name="Verdana" fo:font-size="7pt" style:font-size-asian="7pt" style:font-size-complex="7pt"/>
    </style:style>
    <style:style style:name="fr1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Afbeelding 1" draw:style-name="gr1" draw:text-style-name="P2" svg:width="2.804cm" svg:height="1.661cm" svg:x="0cm" svg:y="0cm">
        <draw:image xlink:href="Pictures/10000000000000630000003BC510EAC4.jp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List_20_Paragraph"><text:span text:style-name="T1">TOTAAL</text:span></text:p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BE" style:letter-kerning="true" style:font-size-asian="11pt" style:language-asian="nl" style:country-asian="BE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nl" fo:country="BE" style:letter-kerning="true" style:font-name-asian="Times New Roman1" style:font-size-asian="11pt" style:language-asian="nl" style:country-asian="BE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nl" fo:country="NL" style:font-size-asian="12pt" style:language-asian="nl" style:country-asian="NL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fo:language="nl" fo:country="NL" style:font-size-asian="8pt" style:language-asian="nl" style:country-asian="NL" style:font-name-complex="Tahoma1" style:font-size-complex="8pt"/>
    </style:style>
    <style:style style:name="Note_20_de_20_bas_20_de_20_page_20_Car" style:display-name="Note de bas de page Car" style:family="text" style:parent-style-name="Default_20_Paragraph_20_Font">
      <style:text-properties fo:language="nl" fo:country="NL" style:language-asian="nl" style:country-asian="NL" style:font-name-complex="Times New Roman1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/>
    </style:style>
    <style:style style:name="En-tête_20_Car" style:display-name="En-tête Car" style:family="text" style:parent-style-name="Default_20_Paragraph_20_Font">
      <style:text-properties fo:font-size="12pt" fo:language="nl" fo:country="NL" style:font-size-asian="12pt" style:language-asian="nl" style:country-asian="NL" style:font-name-complex="Times New Roman1" style:font-size-complex="12pt"/>
    </style:style>
    <style:style style:name="Pied_20_de_20_page_20_Car" style:display-name="Pied de page Car" style:family="text" style:parent-style-name="Default_20_Paragraph_20_Font">
      <style:text-properties fo:font-size="12pt" fo:language="nl" fo:country="NL" style:font-size-asian="12pt" style:language-asian="nl" style:country-asian="NL" style:font-name-complex="Times New Roman1" style:font-size-complex="12pt"/>
    </style:style>
    <style:style style:name="Note_20_de_20_fin_20_Car" style:display-name="Note de fin Car" style:family="text" style:parent-style-name="Default_20_Paragraph_20_Font">
      <style:text-properties fo:font-size="10pt" fo:language="nl" fo:country="NL" style:font-size-asian="10pt" style:language-asian="nl" style:country-asian="NL" style:font-name-complex="Times New Roman1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Times New Roman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586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586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Afbeelding 13" text:anchor-type="as-char" svg:width="2.805cm" svg:height="1.662cm" draw:z-index="0"><draw:image xlink:href="Pictures/10000000000000630000003BC510EAC4.jp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ruto netto berekening-</dc:title>
    <meta:initial-creator>Debeuf Matthias</meta:initial-creator>
    <dc:creator>azerr</dc:creator>
    <meta:editing-cycles>2</meta:editing-cycles>
    <meta:print-date>2011-11-02T12:55:00</meta:print-date>
    <meta:creation-date>2012-10-31T09:29:00</meta:creation-date>
    <dc:date>2012-10-31T09:29:00</dc:date>
    <meta:editing-duration>PT18S</meta:editing-duration>
    <meta:generator>LibreOffice/3.5$Windows_x86 LibreOffice_project/7e68ba2-a744ebf-1f241b7-c506db1-7d53735</meta:generator>
    <meta:document-statistic meta:table-count="1" meta:image-count="1" meta:object-count="0" meta:page-count="1" meta:paragraph-count="2" meta:word-count="1" meta:character-count="7" meta:non-whitespace-character-count="6"/>
    <meta:user-defined meta:name="AppVersion">12.0000</meta:user-defined>
    <meta:user-defined meta:name="Company">Kamodata CV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